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cm" svg:height="15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3.5cm" svg:x="9.5cm" svg:y="5cm"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5cm" svg:x="18cm" svg:y="5cm">
          <text:p text:style-name="P1">Konflikt - </text:p>
          <text:p text:style-name="P1">Doppelerkennun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5cm" svg:y1="5.5cm" svg:x2="28.5cm" svg:y2="5.5cm">
          <text:p/>
        </draw:line>
        <draw:line draw:style-name="gr3" draw:text-style-name="P1" draw:layer="layout" svg:x1="23.5cm" svg:y1="9.5cm" svg:x2="28.5cm" svg:y2="9.5cm">
          <text:p/>
        </draw:line>
        <draw:frame draw:style-name="gr4" draw:layer="layout" svg:width="2.225cm" svg:height="0.962cm" svg:x="23.787cm" svg:y="4.5cm">
          <draw:text-box>
            <text:p>Literal</text:p>
          </draw:text-box>
        </draw:frame>
        <draw:frame draw:style-name="gr4" draw:layer="layout" svg:width="2.225cm" svg:height="0.962cm" svg:x="23.788cm" svg:y="8.6cm">
          <draw:text-box>
            <text:p>Literal</text:p>
          </draw:text-box>
        </draw:frame>
        <draw:custom-shape draw:style-name="gr1" draw:text-style-name="P1" draw:layer="layout" svg:width="0.33cm" svg:height="0.324cm" svg:x="2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24cm" svg:x="24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24cm" svg:x="24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cm" svg:height="5cm" svg:x="4cm" svg:y="11.5cm">
          <text:p text:style-name="P1">Literalübersetz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16.5cm" svg:y="11.5cm">
          <text:p text:style-name="P1">Fifo 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5cm" svg:y1="12cm" svg:x2="15cm" svg:y2="12cm">
          <text:p/>
        </draw:line>
        <draw:custom-shape draw:style-name="gr2" draw:text-style-name="P1" draw:layer="layout" svg:width="4cm" svg:height="1cm" svg:x="16.5cm" svg:y="15.5cm">
          <text:p text:style-name="P1">Fifo 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5cm" svg:y1="16cm" svg:x2="15cm" svg:y2="16cm">
          <text:p/>
        </draw:line>
        <draw:line draw:style-name="gr3" draw:text-style-name="P1" draw:layer="layout" svg:x1="28.5cm" svg:y1="12cm" svg:x2="20.5cm" svg:y2="12cm">
          <text:p/>
        </draw:line>
        <draw:line draw:style-name="gr3" draw:text-style-name="P1" draw:layer="layout" svg:x1="28.5cm" svg:y1="16cm" svg:x2="20.5cm" svg:y2="16cm">
          <text:p/>
        </draw:line>
        <draw:frame draw:style-name="gr4" draw:layer="layout" svg:width="4.706cm" svg:height="0.962cm" svg:x="22.294cm" svg:y="11cm">
          <draw:text-box>
            <text:p>PID, CID, POS</text:p>
          </draw:text-box>
        </draw:frame>
        <draw:custom-shape draw:style-name="gr1" draw:text-style-name="P1" draw:layer="layout" svg:width="0.33cm" svg:height="0.324cm" svg:x="24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24cm" svg:x="24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24cm" svg:x="24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706cm" svg:height="0.962cm" svg:x="22cm" svg:y="15cm">
          <draw:text-box>
            <text:p>PID, CID, POS</text:p>
          </draw:text-box>
        </draw:frame>
        <draw:line draw:style-name="gr3" draw:text-style-name="P1" draw:layer="layout" svg:x1="12.5cm" svg:y1="11.5cm" svg:x2="12.5cm" svg:y2="8.5cm">
          <text:p/>
        </draw:line>
        <draw:line draw:style-name="gr3" draw:text-style-name="P1" draw:layer="layout" svg:x1="15cm" svg:y1="7cm" svg:x2="18cm" svg:y2="7cm">
          <text:p/>
        </draw:line>
        <draw:frame draw:style-name="gr4" draw:layer="layout" svg:width="2.225cm" svg:height="0.962cm" svg:x="15cm" svg:y="6.038cm">
          <draw:text-box>
            <text:p>Literal</text:p>
          </draw:text-box>
        </draw:frame>
        <draw:frame draw:style-name="gr4" draw:layer="layout" svg:width="2.225cm" svg:height="0.962cm" svg:x="10.275cm" svg:y="9.538cm">
          <draw:text-box>
            <text:p>Literal</text:p>
          </draw:text-box>
        </draw:frame>
        <draw:frame draw:style-name="gr4" draw:layer="layout" svg:width="2.225cm" svg:height="0.962cm" svg:x="0.775cm" svg:y="5.5cm">
          <draw:text-box>
            <text:p>Literal</text:p>
          </draw:text-box>
        </draw:frame>
        <draw:custom-shape draw:style-name="gr2" draw:text-style-name="P1" draw:layer="layout" svg:width="4cm" svg:height="1cm" svg:x="4cm" svg:y="6cm">
          <text:p text:style-name="P1">Fifo N+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.5cm" svg:x2="9.5cm" svg:y2="6.5cm">
          <text:p/>
        </draw:line>
        <draw:line draw:style-name="gr3" draw:text-style-name="P1" draw:layer="layout" svg:x1="1cm" svg:y1="6.5cm" svg:x2="4cm" svg:y2="6.5cm">
          <text:p/>
        </draw:line>
        <draw:frame draw:style-name="gr5" draw:text-style-name="P2" draw:layer="layout" svg:width="6.5cm" svg:height="1cm" svg:x="20cm" svg:y="1cm">
          <draw:text-box>
            <text:p text:style-name="P2">Propagation Engines</text:p>
          </draw:text-box>
        </draw:frame>
        <draw:frame draw:style-name="gr5" draw:layer="layout" svg:width="4.5cm" svg:height="1cm" svg:x="3cm" svg:y="1cm">
          <draw:text-box>
            <text:p>Ethernet MAC</text:p>
          </draw:text-box>
        </draw:frame>
        <draw:line draw:style-name="gr3" draw:text-style-name="P1" draw:layer="layout" svg:x1="21cm" svg:y1="4cm" svg:x2="1cm" svg:y2="4cm">
          <text:p/>
        </draw:line>
        <draw:frame draw:style-name="gr4" draw:layer="layout" svg:width="2.225cm" svg:height="0.962cm" svg:x="18.775cm" svg:y="3.038cm">
          <draw:text-box>
            <text:p>Literal</text:p>
          </draw:text-box>
        </draw:frame>
        <draw:line draw:style-name="gr6" draw:text-style-name="P1" draw:layer="layout" svg:x1="21cm" svg:y1="4cm" svg:x2="21cm" svg:y2="5cm">
          <text:p/>
        </draw:line>
        <draw:line draw:style-name="gr7" draw:text-style-name="P1" draw:layer="layout" svg:x1="3cm" svg:y1="1.5cm" svg:x2="1cm" svg:y2="1.5cm">
          <text:p/>
        </draw:line>
        <draw:line draw:style-name="gr7" draw:text-style-name="P1" draw:layer="layout" svg:x1="26.5cm" svg:y1="1.5cm" svg:x2="28.7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16:02:36</dc:date>
    <dc:creator>Erik Zenker</dc:creator>
    <meta:editing-duration>PT03H32M31S</meta:editing-duration>
    <meta:editing-cycles>9</meta:editing-cycles>
    <meta:generator>OpenOffice.org/3.2$Unix OpenOffice.org_project/320m12$Build-9483</meta:generator>
    <meta:document-statistic meta:object-count="37"/>
  </office:meta>
</office:document-meta>
</file>